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10000033E35322D80.png" manifest:media-type="image/png"/>
  <manifest:file-entry manifest:full-path="Pictures/1000000100000C9900000B75CE9653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3.187cm" svg:y="-0.619cm" svg:width="19.325cm" svg:height="17.568cm" draw:z-index="0"><draw:image xlink:href="Pictures/1000000100000C9900000B75CE9653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x="3.203cm" svg:y="-0.573cm" svg:width="19.325cm" svg:height="17.568cm" draw:z-index="1"><draw:image xlink:href="Pictures/10000001000003910000033E35322D8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7:53.839976761</meta:creation-date>
    <dc:date>2024-08-27T15:53:42.200807306</dc:date>
    <meta:editing-duration>PT26M6S</meta:editing-duration>
    <meta:editing-cycles>15</meta:editing-cycles>
    <meta:generator>LibreOffice/7.6.7.2$Linux_X86_64 LibreOffice_project/60$Build-2</meta:generator>
    <meta:print-date>2024-08-27T15:54:13.417411111</meta:print-date>
    <meta:printed-by>Arquivos PDF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